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Feuille1"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Type</text:p>
          </table:table-cell>
          <table:table-cell office:value-type="string">
            <text:p>Code</text:p>
          </table:table-cell>
        </table:table-row>
        <table:table-row>
          <table:table-cell office:value-type="string">
            <text:p>En cours d’instruction</text:p>
          </table:table-cell>
          <table:table-cell office:value-type="float" office:value="99"/>
        </table:table-row>
        <table:table-row>
          <table:table-cell office:value-type="string">
            <text:p>Avis défavorable</text:p>
          </table:table-cell>
          <table:table-cell office:value-type="float" office:value="0"/>
        </table:table-row>
        <table:table-row>
          <table:table-cell office:value-type="string">
            <text:p>Avis favorable</text:p>
          </table:table-cell>
          <table:table-cell office:value-type="float" office:value="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